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toniatus – Breake the Gates (Sangria Night Fever)</text:p>
      <text:p text:style-name="Standard"/>
      <text:p text:style-name="Standard">(Strophe 1)</text:p>
      <text:p text:style-name="Standard"/>
      <text:p text:style-name="Standard"/>
      <text:p text:style-name="Standard"/>
      <text:p text:style-name="Standard"/>
      <text:p text:style-name="Standard"/>
      <text:p text:style-name="Standard">(PEC 1)</text:p>
      <text:p text:style-name="Standard">There is no single man who's always coming through</text:p>
      <text:p text:style-name="Standard">Accepting the challenge is the only thing to do</text:p>
      <text:p text:style-name="Standard"/>
      <text:p text:style-name="Standard">(Refrain)</text:p>
      <text:p text:style-name="Standard">Break the gates, break the gates,</text:p>
      <text:p text:style-name="Standard">Never mind the things you loose.</text:p>
      <text:p text:style-name="Standard">Break the gates, break the gates,</text:p>
      <text:p text:style-name="Standard">Walk the road that you chose.</text:p>
      <text:p text:style-name="Standard"/>
      <text:p text:style-name="Standard">(Strophe 2)</text:p>
      <text:p text:style-name="Standard">Hoping for the day to come when you will feel alive</text:p>
      <text:p text:style-name="Standard">Wasting every day playing „run and hide“</text:p>
      <text:p text:style-name="Standard">Sitting 'round and waiting for the future to arrive</text:p>
      <text:p text:style-name="Standard">Knowing you can't win if you don't fight.</text:p>
      <text:p text:style-name="Standard"/>
      <text:p text:style-name="Standard">(PEC 2)</text:p>
      <text:p text:style-name="Standard">You're the only one who can break your twisted mind</text:p>
      <text:p text:style-name="Standard">Listen to the words be said tonight.</text:p>
      <text:p text:style-name="Standard"/>
      <text:p text:style-name="Standard">(Refrain)</text:p>
      <text:p text:style-name="Standard">Break the gates, break the gates,</text:p>
      <text:p text:style-name="Standard">Never mind the things you loose.</text:p>
      <text:p text:style-name="Standard">Break the gates, break the gates,</text:p>
      <text:p text:style-name="Standard">Walk on the road that you chose.</text:p>
      <text:p text:style-name="Standard"/>
      <text:p text:style-name="Standard">(Strophe 3)</text:p>
      <text:p text:style-name="Standard"/>
      <text:p text:style-name="Standard"/>
      <text:p text:style-name="Standard"/>
      <text:p text:style-name="Standard"/>
      <text:p text:style-name="Standard"/>
      <text:p text:style-name="Standard">(PEC 3) = (PEC 2)?</text:p>
      <text:p text:style-name="Standard">You're the only one who can break your twisted mind</text:p>
      <text:p text:style-name="Standard">Listen to the words be said tonight.</text:p>
      <text:p text:style-name="Standard"/>
      <text:p text:style-name="Standard">(Refrain)</text:p>
      <text:p text:style-name="Standard">Break the gates, break the gates,</text:p>
      <text:p text:style-name="Standard">Never mind the things you loose.</text:p>
      <text:p text:style-name="Standard">Break the gates, break the gates,</text:p>
      <text:p text:style-name="Standard">Walk on the road that you ch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Rosenberger</meta:initial-creator>
    <meta:creation-date>2012-04-19T23:50:57</meta:creation-date>
    <dc:date>2012-04-24T22:21:58</dc:date>
    <dc:creator>Andreas Rosenberger</dc:creator>
    <meta:editing-duration>PT53M52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1" meta:paragraph-count="32" meta:word-count="187" meta:character-count="984" meta:non-whitespace-character-count="829"/>
  </office:meta>
</office:document-meta>
</file>